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iostream&gt;</text:p>
      <text:p text:style-name="P1">#include&lt;string&gt;</text:p>
      <text:p text:style-name="P1">using namespace std;</text:p>
      <text:p text:style-name="P1"/>
      <text:p text:style-name="P1">class process</text:p>
      <text:p text:style-name="P1">{</text:p>
      <text:p text:style-name="P1"><text:s text:c="4"/>public:</text:p>
      <text:p text:style-name="P1"><text:s text:c="4"/>string x;</text:p>
      <text:p text:style-name="P1"><text:s text:c="4"/>int at;</text:p>
      <text:p text:style-name="P1"><text:s text:c="4"/>int bt;</text:p>
      <text:p text:style-name="P1"><text:s text:c="4"/>int pt;</text:p>
      <text:p text:style-name="P1"><text:s text:c="4"/>int tat;</text:p>
      <text:p text:style-name="P1"><text:s text:c="4"/>int wt;</text:p>
      <text:p text:style-name="P1"><text:s text:c="4"/>int ct;</text:p>
      <text:p text:style-name="P1"/>
      <text:p text:style-name="P1"><text:s text:c="4"/>process()</text:p>
      <text:p text:style-name="P1"><text:s text:c="4"/>{</text:p>
      <text:p text:style-name="P1"><text:s text:c="8"/>x = "\0";</text:p>
      <text:p text:style-name="P1"><text:s text:c="8"/>at = 0;</text:p>
      <text:p text:style-name="P1"><text:s text:c="8"/>bt = 0;</text:p>
      <text:p text:style-name="P1"><text:s text:c="8"/>pt = 0;</text:p>
      <text:p text:style-name="P1"><text:s text:c="8"/>tat = 0;</text:p>
      <text:p text:style-name="P1"><text:s text:c="8"/>wt = 0;</text:p>
      <text:p text:style-name="P1"><text:s text:c="8"/>ct = 0;</text:p>
      <text:p text:style-name="P1"><text:s text:c="4"/>}</text:p>
      <text:p text:style-name="P1"><text:s text:c="4"/>process(string s, int a, int b, int c)</text:p>
      <text:p text:style-name="P1"><text:s text:c="4"/>{</text:p>
      <text:p text:style-name="P1"><text:s text:c="8"/>x = s;</text:p>
      <text:p text:style-name="P1"><text:s text:c="8"/>at = a;</text:p>
      <text:p text:style-name="P1"><text:s text:c="8"/>bt = b;</text:p>
      <text:p text:style-name="P1"><text:s text:c="8"/>pt = c;</text:p>
      <text:p text:style-name="P1"><text:s text:c="4"/>}</text:p>
      <text:p text:style-name="P1"/>
      <text:p text:style-name="P1"><text:s text:c="4"/>void print()</text:p>
      <text:p text:style-name="P1"><text:s text:c="4"/>{</text:p>
      <text:p text:style-name="P1"><text:s text:c="8"/>cout&lt;&lt;"\n"&lt;&lt;x&lt;&lt;"\t"&lt;&lt;at&lt;&lt;"\t"&lt;&lt;bt&lt;&lt;"\t"&lt;&lt;pt&lt;&lt;"\t"&lt;&lt;ct&lt;&lt;"\t"&lt;&lt;tat&lt;&lt;"\t"&lt;&lt;wt;</text:p>
      <text:p text:style-name="P1"><text:s text:c="4"/>}</text:p>
      <text:p text:style-name="P1"><text:s text:c="4"/>void get();</text:p>
      <text:p text:style-name="P1"><text:s text:c="4"/>void swap(process, process);</text:p>
      <text:p text:style-name="P1">};</text:p>
      <text:p text:style-name="P1"/>
      <text:p text:style-name="P1">void process::get()</text:p>
      <text:p text:style-name="P1">{</text:p>
      <text:p text:style-name="P1"><text:s text:c="4"/>cout&lt;&lt;"\nEnter Process name, Arrival time, Burst time and Priority\n";</text:p>
      <text:p text:style-name="P1"><text:s text:c="4"/>cin&gt;&gt;x;</text:p>
      <text:p text:style-name="P1"><text:s text:c="4"/>cin&gt;&gt;at;</text:p>
      <text:p text:style-name="P1"><text:s text:c="4"/>cin&gt;&gt;bt;</text:p>
      <text:p text:style-name="P1"><text:s text:c="4"/>cin&gt;&gt;pt;</text:p>
      <text:p text:style-name="P1">}</text:p>
      <text:p text:style-name="P1"/>
      <text:p text:style-name="P1">void process::swap(process a, process b)</text:p>
      <text:p text:style-name="P1">{</text:p>
      <text:p text:style-name="P1"><text:s text:c="2"/>string t1;</text:p>
      <text:p text:style-name="P1"><text:s text:c="2"/>int t2;</text:p>
      <text:p text:style-name="P1"><text:s text:c="2"/>t1 = a.x;</text:p>
      <text:p text:style-name="P1"><text:s text:c="2"/>a.x = b.x;</text:p>
      <text:p text:style-name="P1"><text:s text:c="2"/>b.x = t1;</text:p>
      <text:p text:style-name="P1"/>
      <text:p text:style-name="P1"><text:s text:c="2"/>t2 = a.at;</text:p>
      <text:p text:style-name="P1"><text:s text:c="2"/>a.at = b.at;</text:p>
      <text:p text:style-name="P1"><text:s text:c="2"/>b.at = t2;</text:p>
      <text:p text:style-name="P1"/>
      <text:p text:style-name="P1"><text:s text:c="2"/>t2 = a.bt;</text:p>
      <text:p text:style-name="P1"><text:soft-page-break/><text:s text:c="2"/>a.bt = b.bt;</text:p>
      <text:p text:style-name="P1"><text:s text:c="2"/>b.bt = t2;</text:p>
      <text:p text:style-name="P1"/>
      <text:p text:style-name="P1"><text:s text:c="2"/>t2 = a.pt;</text:p>
      <text:p text:style-name="P1"><text:s text:c="2"/>a.pt = b.pt;</text:p>
      <text:p text:style-name="P1"><text:s text:c="2"/>b.pt = t2;</text:p>
      <text:p text:style-name="P1">}</text:p>
      <text:p text:style-name="P1"/>
      <text:p text:style-name="P1">class pc</text:p>
      <text:p text:style-name="P1">{</text:p>
      <text:p text:style-name="P1"><text:s text:c="4"/>process P[10];</text:p>
      <text:p text:style-name="P1"><text:s text:c="4"/>int n;</text:p>
      <text:p text:style-name="P1"><text:s text:c="4"/>int avgtat;</text:p>
      <text:p text:style-name="P1"><text:s text:c="4"/>int avgwt;</text:p>
      <text:p text:style-name="P1"><text:s text:c="4"/>public:</text:p>
      <text:p text:style-name="P1"><text:s text:c="4"/>void get();</text:p>
      <text:p text:style-name="P1"><text:s text:c="4"/>void print();</text:p>
      <text:p text:style-name="P1"><text:s text:c="4"/>//void arrange(int*);</text:p>
      <text:p text:style-name="P1"><text:s text:c="4"/>void fcfs();</text:p>
      <text:p text:style-name="P1"><text:s text:c="4"/>pc()</text:p>
      <text:p text:style-name="P1"><text:s text:c="4"/>{</text:p>
      <text:p text:style-name="P1"><text:s text:c="8"/>n=0;</text:p>
      <text:p text:style-name="P1"><text:s text:c="8"/>for(int i=0; i&lt;n; i++)</text:p>
      <text:p text:style-name="P1"><text:s text:c="8"/>{</text:p>
      <text:p text:style-name="P1"><text:s text:c="12"/>P[i]=process("\0",0,0,0);</text:p>
      <text:p text:style-name="P1"><text:s text:c="8"/>}</text:p>
      <text:p text:style-name="P1"><text:s text:c="4"/>}</text:p>
      <text:p text:style-name="P1"/>
      <text:p text:style-name="P1">};</text:p>
      <text:p text:style-name="P1"/>
      <text:p text:style-name="P1"/>
      <text:p text:style-name="P1"/>
      <text:p text:style-name="P1">void pc:: get()</text:p>
      <text:p text:style-name="P1">{</text:p>
      <text:p text:style-name="P1"><text:s text:c="4"/>cout&lt;&lt;"\nEnter the number of processes to be scheduled ";</text:p>
      <text:p text:style-name="P1"><text:s text:c="4"/>cin&gt;&gt;n;</text:p>
      <text:p text:style-name="P1"><text:s text:c="4"/>for(int i=1; i&lt;=n; i++)</text:p>
      <text:p text:style-name="P1"><text:s text:c="4"/>{</text:p>
      <text:p text:style-name="P1"><text:s text:c="8"/>P[i].get();</text:p>
      <text:p text:style-name="P1"><text:s text:c="4"/>}</text:p>
      <text:p text:style-name="P1">}</text:p>
      <text:p text:style-name="P1"/>
      <text:p text:style-name="P1">void pc:: print()</text:p>
      <text:p text:style-name="P1">{</text:p>
      <text:p text:style-name="P1"><text:s text:c="4"/>cout&lt;&lt;"\nPrcs"&lt;&lt;"\tA.Time"&lt;&lt;"\tB.Time"&lt;&lt;"\tPrty"&lt;&lt;"\tC.Time"&lt;&lt;"\tTAT"&lt;&lt;"\tWT\n";</text:p>
      <text:p text:style-name="P1"><text:s text:c="4"/>for(int i=1; i&lt;=n; i++)</text:p>
      <text:p text:style-name="P1"><text:s text:c="4"/>{</text:p>
      <text:p text:style-name="P1"><text:s text:c="8"/>P[i].print();</text:p>
      <text:p text:style-name="P1"><text:s text:c="4"/>}</text:p>
      <text:p text:style-name="P1">}</text:p>
      <text:p text:style-name="P1"/>
      <text:p text:style-name="P1">/*(void pc:: arrange(int *a)</text:p>
      <text:p text:style-name="P1">{</text:p>
      <text:p text:style-name="P1"/>
      <text:p text:style-name="P1">}</text:p>
      <text:p text:style-name="P1">*/</text:p>
      <text:p text:style-name="P1">void pc:: fcfs()</text:p>
      <text:p text:style-name="P1">{</text:p>
      <text:p text:style-name="P1"><text:s text:c="4"/>for(int i=0; i&lt;n; i++)</text:p>
      <text:p text:style-name="P1"><text:s text:c="4"/>{</text:p>
      <text:p text:style-name="P1"><text:s text:c="8"/>for(int j=i+1; j&lt;n ;j++ )</text:p>
      <text:p text:style-name="P1"><text:s text:c="8"/>{</text:p>
      <text:p text:style-name="P1"><text:s text:c="12"/>if(P[j].at &lt; P[i].at)</text:p>
      <text:p text:style-name="P1"><text:soft-page-break/><text:s text:c="12"/>{</text:p>
      <text:p text:style-name="P1"><text:s text:c="16"/>swap(P[j],P[i]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for(int i=1; i&lt;=n; i++)</text:p>
      <text:p text:style-name="P1"><text:s text:c="4"/>{</text:p>
      <text:p text:style-name="P1"><text:s text:c="8"/>if(i==1)</text:p>
      <text:p text:style-name="P1"><text:s text:c="8"/>{</text:p>
      <text:p text:style-name="P1"><text:s text:c="8"/>P[i].ct = P[i].bt;</text:p>
      <text:p text:style-name="P1"><text:s text:c="8"/>P[i].wt = 0;</text:p>
      <text:p text:style-name="P1"><text:s text:c="8"/>P[i].tat = P[i].ct - P[i].at;</text:p>
      <text:p text:style-name="P1"><text:s text:c="8"/>}</text:p>
      <text:p text:style-name="P1"><text:s text:c="8"/>else</text:p>
      <text:p text:style-name="P1"><text:s text:c="8"/>{</text:p>
      <text:p text:style-name="P1"><text:s text:c="8"/>P[i].ct = P[i-1].ct + P[i].bt;</text:p>
      <text:p text:style-name="P1"><text:s text:c="8"/>P[i].tat = P[i].ct - P[i].at;</text:p>
      <text:p text:style-name="P1"><text:s text:c="8"/>P[i].wt = P[i].tat - P[i].bt;</text:p>
      <text:p text:style-name="P1"><text:s text:c="8"/>}</text:p>
      <text:p text:style-name="P1">}</text:p>
      <text:p text:style-name="P1">}</text:p>
      <text:p text:style-name="P1"/>
      <text:p text:style-name="P1"/>
      <text:p text:style-name="P1">int main()</text:p>
      <text:p text:style-name="P1">{</text:p>
      <text:p text:style-name="P1"><text:s text:c="4"/>pc X;</text:p>
      <text:p text:style-name="P1"><text:s text:c="4"/>X.get();</text:p>
      <text:p text:style-name="P1"><text:s text:c="4"/>X.print();</text:p>
      <text:p text:style-name="P1"><text:s text:c="4"/>X.fcfs();</text:p>
      <text:p text:style-name="P1"><text:s text:c="4"/>X.print();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5:12:38.519132555</meta:creation-date>
    <dc:date>2023-09-20T15:35:55.689098584</dc:date>
    <meta:editing-duration>PT2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40" meta:word-count="293" meta:character-count="2093" meta:non-whitespace-character-count="1360"/>
  </office:meta>
</office:document-meta>
</file>